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532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row table:style-name="ro2">
          <table:table-cell office:value-type="string">
            <text:p>s:same with given</text:p>
          </table:table-cell>
          <table:table-cell table:style-name="ce1" office:value-type="string">
            <text:p>d:detected error</text:p>
          </table:table-cell>
          <table:table-cell office:value-type="string">
            <text:p>diff: different result</text:p>
          </table:table-cell>
          <table:table-cell office:value-type="string">
            <text:p>nd:not detected</text:p>
          </table:table-cell>
          <table:table-cell table:number-columns-repeated="2"/>
        </table:table-row>
        <table:table-row table:style-name="ro4">
          <table:table-cell/>
          <table:table-cell table:style-name="ce1"/>
          <table:table-cell table:number-columns-repeated="4"/>
        </table:table-row>
        <table:table-row table:style-name="ro4">
          <table:table-cell office:value-type="string">
            <text:p>190_v295(overflow)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2"/>
        </table:table-row>
        <table:table-row table:style-name="ro4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2"/>
        </table:table-row>
        <table:table-row table:style-name="ro4">
          <table:table-cell office:value-type="string">
            <text:p>ioc</text:p>
          </table:table-cell>
          <table:table-cell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190_v499(overflow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/>
        </table:table-row>
        <table:table-row table:style-name="ro4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/>
        </table:table-row>
        <table:table-row table:style-name="ro4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190_v503(overflow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/>
        </table:table-row>
        <table:table-row table:style-name="ro4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/>
        </table:table-row>
        <table:table-row table:style-name="ro4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191_vx30(underflow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/>
        </table:table-row>
        <table:table-row table:style-name="ro4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/>
        </table:table-row>
        <table:table-row table:style-name="ro4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194_v526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bad3</text:p>
          </table:table-cell>
        </table:table-row>
        <table:table-row table:style-name="ro4">
          <table:table-cell office:value-type="string">
            <text:p>gcc</text:p>
          </table:table-cell>
          <table:table-cell table:number-columns-repeated="5" office:value-type="string">
            <text:p>s</text:p>
          </table:table-cell>
        </table:table-row>
        <table:table-row table:style-name="ro4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3" office:value-type="string">
            <text:p>d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194_v527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bad3</text:p>
          </table:table-cell>
        </table:table-row>
        <table:table-row table:style-name="ro4">
          <table:table-cell office:value-type="string">
            <text:p>gcc</text:p>
          </table:table-cell>
          <table:table-cell table:number-columns-repeated="5" office:value-type="string">
            <text:p>s</text:p>
          </table:table-cell>
        </table:table-row>
        <table:table-row table:style-name="ro4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3" office:value-type="string">
            <text:p>d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194_vx31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/>
        </table:table-row>
        <table:table-row table:style-name="ro4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/>
        </table:table-row>
        <table:table-row table:style-name="ro4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194_vx80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/>
        </table:table-row>
        <table:table-row table:style-name="ro4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195_vx32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table:number-columns-repeated="2"/>
        </table:table-row>
        <table:table-row table:style-name="ro4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195_vx72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4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195_vx123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office:value-type="string">
            <text:p>diff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196_v522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/>
        </table:table-row>
        <table:table-row table:style-name="ro4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197_base2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/>
        </table:table-row>
        <table:table-row table:style-name="ro4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2">
          <table:table-cell office:value-type="string">
            <text:p>197_v445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This case's io pair for bad2 maybe wrong</text:p>
          </table:table-cell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office:value-type="string">
            <text:p>diff</text:p>
          </table:table-cell>
          <table:table-cell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nd(diff)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839_base1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/>
        </table:table-row>
        <table:table-row table:style-name="ro4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nd(s)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839_vx28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table:number-columns-repeated="2"/>
        </table:table-row>
        <table:table-row table:style-name="ro4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nd(s)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839_vx77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4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4" table:number-rows-repeated="104850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qi </meta:initial-creator>
    <meta:creation-date>2012-12-07T16:53:12</meta:creation-date>
    <dc:date>2012-12-08T01:59:32</dc:date>
    <dc:creator>qiqi </dc:creator>
    <meta:editing-duration>PT5H16M43S</meta:editing-duration>
    <meta:editing-cycles>21</meta:editing-cycles>
    <meta:generator>LibreOffice/3.5$Linux_x86 LibreOffice_project/350m1$Build-2</meta:generator>
    <meta:document-statistic meta:table-count="3" meta:cell-count="242" meta:object-count="0"/>
  </office:meta>
</office:document-meta>
</file>